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  <style:style style:name="T1" style:family="text">
      <style:text-properties style:font-name="Times New Roman" fo:font-size="16pt" style:language-asian="en" style:country-asian="US" style:language-complex="ar" style:country-complex="SA" style:font-name-asian="F" style:font-name-complex="Times New Roman" style:font-size-asian="11pt" style:font-size-complex="16pt"/>
    </style:style>
    <style:style style:name="T2" style:family="text">
      <style:text-properties style:font-name="Times New Roman" fo:font-size="16pt" style:language-asian="en" style:country-asian="US" style:language-complex="ar" style:country-complex="SA" style:font-name-asian="F" style:font-name-complex="Times New Roman" style:font-size-asian="11pt" style:font-size-complex="16pt" style:use-window-font-color="true" fo:font-weight="normal" style:text-position="sub 58%" fo:language="pt" fo:country="BR" style:font-weight-complex="normal"/>
    </style:style>
    <style:style style:name="T3" style:family="text">
      <style:text-properties style:font-name="Times New Roman" fo:font-size="16pt" style:language-asian="en" style:country-asian="US" style:language-complex="ar" style:country-complex="SA" style:font-name-asian="F" style:font-name-complex="Times New Roman" style:font-size-asian="11pt" style:font-size-complex="16pt" style:use-window-font-color="true" fo:font-weight="normal" fo:language="pt" fo:country="BR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r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3" office:value-type="string" calcext:value-type="string" table:number-columns-spanned="7" table:number-rows-spanned="11">
            <text:p><text:span text:style-name="T1">Seja um experimento fatorial instalado no DIC, com dois fatores: </text:span></text:p>
            <text:p><text:span text:style-name="T1">Irrigação (I) e Calagem (C), cada um deles com dois níveis: presença</text:span></text:p>
            <text:p><text:span text:style-name="T1"> (I</text:span><text:span text:style-name="T2">1</text:span><text:span text:style-name="T1"> e I</text:span><text:span text:style-name="T2">2</text:span><text:span text:style-name="T1">) e ausência (C</text:span><text:span text:style-name="T2">1 </text:span><text:span text:style-name="T1">e C</text:span><text:span text:style-name="T2">2</text:span><text:span text:style-name="T3">). Os dados obtidos (kg de planta/parcela) </text:span></text:p>
            <text:p><text:span text:style-name="T3">Para cada tratamento são fornecidos abaixo.</text:span></text:p>
          </table:table-cell>
          <table:covered-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covered-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 table:number-rows-repeated="10485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 style:data-style-name="N2" text:time-value="20:38:28.63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09:24:49.778000000</meta:creation-date>
    <dc:date>2025-01-07T20:39:07.103000000</dc:date>
    <meta:editing-duration>PT8M31S</meta:editing-duration>
    <meta:editing-cycles>2</meta:editing-cycles>
    <meta:generator>LibreOffice/7.5.5.2$Windows_X86_64 LibreOffice_project/ca8fe7424262805f223b9a2334bc7181abbcbf5e</meta:generator>
    <meta:document-statistic meta:table-count="1" meta:cell-count="53" meta:object-count="0"/>
  </office:meta>
</office:document-meta>
</file>